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Courier 10 Pitch" fo:font-size="7pt" style:font-name-asian="Monospace" style:font-size-asian="7pt" style:font-name-complex="Monospace" style:font-size-complex="7pt"/>
    </style:style>
    <style:style style:name="P2" style:family="paragraph" style:parent-style-name="Standard"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1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2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3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4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5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6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7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8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79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0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5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7pt" style:font-name-asian="Monospace" style:font-size-asian="7pt" style:font-name-complex="Monospace" style:font-size-complex="7pt"/>
    </style:style>
    <style:style style:name="P86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7pt" style:font-name-asian="Monospace" style:font-size-asian="7pt" style:font-name-complex="Monospace" style:font-size-complex="7pt"/>
    </style:style>
    <style:style style:name="P86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7pt" style:font-name-asian="Monospace" style:font-size-asian="7pt" style:font-name-complex="Monospace" style:font-size-complex="7pt"/>
    </style:style>
    <style:style style:name="P86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7pt" style:font-size-asian="7pt" style:font-size-complex="7pt"/>
    </style:style>
    <style:style style:name="P863" style:family="paragraph" style:parent-style-name="Table_20_Contents">
      <style:text-properties style:font-name="Courier 10 Pitch" fo:font-size="7pt" style:font-name-asian="Monospace" style:font-size-asian="7pt" style:font-name-complex="Monospace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[DEBUG] suspended: [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>[DEBUG] [c7_else-y(i)] = 1; Dep = [C1, C0, C6]</text:p>
            <text:p text:style-name="P3">[DEBUG] [C10-y(i)] = 1; Dep = [C1, C0, C6]</text:p>
            <text:p text:style-name="P3">[DEBUG] [c7_else-z(i)] = 3; Dep = [C2, C1, C0, C6]</text:p>
            <text:p text:style-name="P3">[DEBUG] [C9-IN2] = 3; Dep = [C2, C1, C0, C6]</text:p>
            <text:p text:style-name="P3">[DEBUG] [C10-z(i)] = 3; Dep = [C2, C1, C0, C6]</text:p>
            <text:p text:style-name="P3">[DEBUG] [c7_else-m(o)] = 2; Dep = [C1, C0, C6, C18]</text:p>
            <text:p text:style-name="P3">[DEBUG] [C10-m(o)] = 2; Dep = [C1, C0, C6, C18]</text:p>
            <text:p text:style-name="P3">[DEBUG] propagating through: C9</text:p>
            <text:p text:style-name="P3">[DEBUG] [C9-RESULT] = 1; Dep = [C2, C1, C9, C0, C6]</text:p>
            <text:p text:style-name="P3">[DEBUG] [C10-COND] = 1; Dep = [C2, C1, C9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1, C0, C9, C6]</text:p>
            <text:p text:style-name="P3">[DEBUG] [c10_then-y(i)] = 1; Dep = [C2, C1, C0, C9, C6]</text:p>
            <text:p text:style-name="P3">[DEBUG] [C11-IN] = 1; Dep = [C2, C1, C0, C9, C6]</text:p>
            <text:p text:style-name="P3">[DEBUG] [c10_then-z(i)] = 3; Dep = [C2, C1, C0, C9, C6]</text:p>
            <text:p text:style-name="P3">[DEBUG] [c10_then-m(o)] = 2; Dep = [C2, C1, C0, C9, C6, C18]</text:p>
            <text:p text:style-name="P3">[DEBUG] [C11-OUT] = 2; Dep = [C2, C1, C0, C9, C6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2">[DEBUG] [C12-RESULT] = 1; Dep = [C1, C0, C12]</text:p>
            <text:p text:style-name="P3">[DEBUG] [C13-COND] = 1; Dep = [C1, C0, C12]</text:p>
            <text:p text:style-name="P3">[DEBUG] propagating through: C13</text:p>
            <text:p text:style-name="P3"/>
          </table:table-cell>
          <table:table-cell table:style-name="Table1.B1" office:value-type="string">
            <text:p text:style-name="P2">[DEBUG] ===== (st) CONDITIONAL: C13</text:p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C5: conditional generated a conflict in both branches.</text:p>
            <text:p text:style-name="P3">[DEBUG] C5: does not propagate outside.</text:p>
            <text:p text:style-name="P3">[DEBUG] ===== (end) CONDITIONAL: C5</text:p>
            <text:p text:style-name="P3">[DEBUG] propagating through: C1</text:p>
            <text:p text:style-name="P3">[DEBUG] propagating through: C4</text:p>
            <text:p text:style-name="P3">[DEBUG] [C4-RESULT] = 1; Dep = [C2, C1, C4]</text:p>
            <text:p text:style-name="P3">[DEBUG] [C5-COND] = 1; Dep = [C2, C1, C4]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18</text:p>
            <text:p text:style-name="P3">[DEBUG] propagating through: C4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x(i)] = 2; Dep = [C2, C1, C0, C4]</text:p>
            <text:p text:style-name="P3">[DEBUG] [C6-IN1] = 2; Dep = [C2, C1, C0, C4]</text:p>
            <text:p text:style-name="P3">[DEBUG] [C7-x(i)] = 2; Dep = [C2, C1, C0, C4]</text:p>
            <text:p text:style-name="P3">[DEBUG] [c5_then-y(i)] = 1; Dep = [C2, C1, C4]</text:p>
            <text:p text:style-name="P3">[DEBUG] [C6-IN2] = 1; Dep = [C2, C1, C4]</text:p>
            <text:p text:style-name="P3">[DEBUG] [C7-y(i)] = 1; Dep = [C2, C1, C4]</text:p>
            <text:p text:style-name="P3">[DEBUG] [c5_then-z(i)] = 3; Dep = [C2, C1, C4]</text:p>
            <text:p text:style-name="P3">[DEBUG] [C7-z(i)] = 3; Dep = [C2, C1, C4]</text:p>
            <text:p text:style-name="P3">[DEBUG] [c5_then-m(i)] = 3; Dep = [C3, C2, C1, C4]</text:p>
            <text:p text:style-name="P3">[DEBUG] [C7-m(i)] = 3; Dep = [C3, C2, C1, C4]</text:p>
            <text:p text:style-name="P3">[DEBUG] [c5_then-m(o)] = 2; Dep = [C2, C1, C18, C4]</text:p>
            <text:p text:style-name="P3">[DEBUG] [C7-m(o)] = 2; Dep = [C2, C1, C18, C4]</text:p>
            <text:p text:style-name="P3">[DEBUG] propagating through: C6</text:p>
            <text:p text:style-name="P3">[DEBUG] [C6-RESULT] = 0; Dep = [C2, C1, C0, C6, C4]</text:p>
            <text:p text:style-name="P3">[DEBUG] [C7-COND] = 0; Dep = [C2, C1, C0, C6, C4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2, C1, C0, C6, C4]</text:p>
            <text:p text:style-name="P3">[DEBUG] [C9-IN1] = 2; Dep = [C2, C1, C0, C6, C4]</text:p>
            <text:p text:style-name="P3">[DEBUG] [C10-x(i)] = 2; Dep = [C2, C1, C0, C6, C4]</text:p>
            <text:p text:style-name="P3">[DEBUG] [c7_else-y(i)] = 1; Dep = [C2, C1, C0, C6, C4]</text:p>
            <text:p text:style-name="P3">[DEBUG] [C10-y(i)] = 1; Dep = [C2, C1, C0, C6, C4]</text:p>
            <text:p text:style-name="P3">[DEBUG] [c7_else-z(i)] = 3; Dep = [C2, C1, C0, C6, C4]</text:p>
            <text:p text:style-name="P3">[DEBUG] [C9-IN2] = 3; Dep = [C2, C1, C0, C6, C4]</text:p>
            <text:p text:style-name="P3">[DEBUG] [C10-z(i)] = 3; Dep = [C2, C1, C0, C6, C4]</text:p>
            <text:p text:style-name="P3">[DEBUG] [c7_else-m(i)] = 3; Dep = [C3, C2, C1, C0, C6, C4]</text:p>
            <text:p text:style-name="P3">[DEBUG] [C10-m(i)] = 3; Dep = [C3, C2, C1, C0, C6, C4]</text:p>
            <text:p text:style-name="P3">[DEBUG] [c7_else-m(o)] = 2; Dep = [C2, C1, C0, C6, C18, C4]</text:p>
            <text:p text:style-name="P3">[DEBUG] [C10-m(o)] = 2; Dep = [C2, C1, C0, C6, C18, C4]</text:p>
            <text:p text:style-name="P3">[DEBUG] propagating through: C9</text:p>
            <text:p text:style-name="P3">[DEBUG] [C9-RESULT] = 1; Dep = [C2, C1, C9, C0, C6, C4]</text:p>
            <text:p text:style-name="P3">[DEBUG] [C10-COND] = 1; Dep = [C2, C1, C9, C0, C6, C4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1, C0, C9, C6, C4]</text:p>
            <text:p text:style-name="P3">[DEBUG] [c10_then-y(i)] = 1; Dep = [C2, C1, C0, C9, C6, C4]</text:p>
            <text:p text:style-name="P2">[DEBUG] [C11-IN] = 1; Dep = [C2, C1, C0, C9, C6, C4]</text:p>
            <text:p text:style-name="P3">[DEBUG] [c10_then-z(i)] = 3; Dep = [C2, C1, C0, C9, C6, C4]</text:p>
            <text:p text:style-name="P3">[DEBUG] [c10_then-m(i)] = 3; Dep = [C3, C2, C1, C0, C9, C6, C4]</text:p>
            <text:p text:style-name="P3">[DEBUG] [c10_then-m(o)] = 2; Dep = [C2, C1, C0, C9, C6, C18, C4]</text:p>
            <text:p text:style-name="P3">[DEBUG] [C11-OUT] = 2; Dep = [C2, C1, C0, C9, C6, C18, C4]</text:p>
          </table:table-cell>
        </table:table-row>
      </table:table>
      <text:p text:style-name="P2"><text:soft-page-break/></text:p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[DEBUG] propagating through: C11</text:p>
            <text:p text:style-name="P2">[DEBUG] The value expected at port: C11-OUT (component: C11-OUT) <text:s/>is: 1, but its current value is: 2</text:p>
            <text:p text:style-name="P3">[DEBUG] CS:1 [C2, C1, C0, C9, C6, C18, C11, C4]</text:p>
            <text:p text:style-name="P3">[DEBUG] suspended: [C2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>[DEBUG] [c7_else-y(i)] = 1; Dep = [C1, C0, C6]</text:p>
            <text:p text:style-name="P3">[DEBUG] [C10-y(i)] = 1; Dep = [C1, C0, C6]</text:p>
            <text:p text:style-name="P3">[DEBUG] [c7_else-m(o)] = 2; Dep = [C1, C0, C6, C18]</text:p>
            <text:p text:style-name="P3">[DEBUG] [C10-m(o)] = 2; Dep = [C1, C0, C6, C18]</text:p>
            <text:p text:style-name="P3">[DEBUG] propagating through: C9</text:p>
            <text:p text:style-name="P3">[DEBUG] propagating through: C10</text:p>
            <text:p text:style-name="P3">[DEBUG] ===== (st) CONDITIONAL: C10</text:p>
            <text:p text:style-name="P3">[DEBUG] condResult.hasValue() = false</text:p>
            <text:p text:style-name="P3">[DEBUG] [c10_then-x(i)] = 2; Dep = [C1, C0, C6]</text:p>
            <text:p text:style-name="P3">[DEBUG] [c10_then-y(i)] = 1; Dep = [C1, C0, C6]</text:p>
            <text:p text:style-name="P3">[DEBUG] [C11-IN] = 1; Dep = [C1, C0, C6]</text:p>
            <text:p text:style-name="P3">[DEBUG] [c10_then-m(o)] = 2; Dep = [C1, C0, C6, C18]</text:p>
            <text:p text:style-name="P3">[DEBUG] [C11-OUT] = 2; Dep = [C1, C0, C6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==&gt; [C10] Setting condResult = false</text:p>
            <text:p text:style-name="P3">[DEBUG] [C10-COND] = 0; Dep = []</text:p>
            <text:p text:style-name="P3">[DEBUG] [C9-RESULT] = 0; Dep = []</text:p>
            <text:p text:style-name="P3">[DEBUG] ===== (end) CONDITIONAL: C10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propagating through: C9</text:p>
            <text:p text:style-name="P3">[DEBUG] ===== (end) CONDITIONAL: C7</text:p>
            <text:p text:style-name="P3">[DEBUG] propagating through: C6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</table:table-cell>
          <table:table-cell table:style-name="Table2.B1" office:value-type="string"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==&gt; [C5] Setting condResult = 1</text:p>
            <text:p text:style-name="P3">[DEBUG] [C5-COND] = 1; Dep = []</text:p>
            <text:p text:style-name="P3">[DEBUG] [C4-RESULT] = 1; Dep = []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===== (end) CONDITIONAL: C5</text:p>
            <text:p text:style-name="P3">[DEBUG] ===== (end) CONDITIONAL: C5</text:p>
            <text:p text:style-name="P3">[DEBUG] propagating through: C1</text:p>
            <text:p text:style-name="P3">[DEBUG] propagating through: C4</text:p>
            <text:p text:style-name="P3">[DEBUG] propagating through: C18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===== (end) CONDITIONAL: C5</text:p>
            <text:p text:style-name="P3">[DEBUG] suspended: [C1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z(i)] = 3; Dep = [C2]</text:p>
            <text:p text:style-name="P3">[DEBUG] [C7-z(i)] = 3; Dep = [C2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propagating through: C7</text:p>
            <text:p text:style-name="P3">[DEBUG] ===== (st) CONDITIONAL: C7</text:p>
            <text:p text:style-name="P3">[DEBUG] condResult.hasValue() = false</text:p>
            <text:p text:style-name="P3">[DEBUG] [c7_then-x(i)] = 2; Dep = [C0]</text:p>
            <text:p text:style-name="P3">[DEBUG] [c7_then-z(i)] = 3; Dep = [C2]</text:p>
            <text:p text:style-name="P3">[DEBUG] [c7_then-m(o)] = 2; Dep = [C18]</text:p>
            <text:p text:style-name="P3">[DEBUG] [C8-OUT] = 2; Dep = [C18]</text:p>
            <text:p text:style-name="P3">[DEBUG] propagating through: C8</text:p>
            <text:p text:style-name="P3">[DEBUG] [C8-IN] = 2; Dep = [C8, C18]</text:p>
            <text:p text:style-name="P3">[DEBUG] [c7_then-y(i)] = 2; Dep = [C8, C18]</text:p>
            <text:p text:style-name="P3">[DEBUG] propagating through: C8</text:p>
            <text:p text:style-name="P3">[DEBUG] [c7_else-x(i)] = 2; Dep = [C0]</text:p>
            <text:p text:style-name="P3">[DEBUG] [C9-IN1] = 2; Dep = [C0]</text:p>
            <text:p text:style-name="P3">[DEBUG] [C10-x(i)] = 2; Dep = [C0]</text:p>
            <text:p text:style-name="P3">[DEBUG] [c7_else-z(i)] = 3; Dep = [C2]</text:p>
            <text:p text:style-name="P3">[DEBUG] [C9-IN2] = 3; Dep = [C2]</text:p>
            <text:p text:style-name="P3">[DEBUG] [C10-z(i)] = 3; Dep = [C2]</text:p>
            <text:p text:style-name="P3">[DEBUG] [c7_else-m(o)] = 2; Dep = [C18]</text:p>
            <text:p text:style-name="P3">[DEBUG] [C10-m(o)] = 2; Dep = [C18]</text:p>
            <text:p text:style-name="P3">[DEBUG] propagating through: C9</text:p>
            <text:p text:style-name="P3">[DEBUG] [C9-RESULT] = 1; Dep = [C2, C9, C0]</text:p>
            <text:p text:style-name="P3">[DEBUG] [C10-COND] = 1; Dep = [C2, C9, C0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/>
          </table:table-cell>
        </table:table-row>
      </table:table>
      <text:p text:style-name="P2"><text:soft-page-break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[DEBUG] [c10_then-x(i)] = 2; Dep = [C2, C0, C9]</text:p>
            <text:p text:style-name="P3">[DEBUG] [c10_then-z(i)] = 3; Dep = [C2, C9, C0]</text:p>
            <text:p text:style-name="P3">[DEBUG] [c10_then-m(o)] = 2; Dep = [C2, C9, C0, C18]</text:p>
            <text:p text:style-name="P3">[DEBUG] [C11-OUT] = 2; Dep = [C2, C9, C0, C18]</text:p>
            <text:p text:style-name="P3">[DEBUG] propagating through: C11</text:p>
            <text:p text:style-name="P3">[DEBUG] [C11-IN] = 2; Dep = [C2, C9, C0, C11, C18]</text:p>
            <text:p text:style-name="P3">[DEBUG] [c10_then-y(i)] = 2; Dep = [C2, C9, C0, C11, C18]</text:p>
            <text:p text:style-name="P3">[DEBUG] propagating through: C11</text:p>
            <text:p text:style-name="P3">[DEBUG] [C10-y(i)] = 2; Dep = [C2, C9, C0, C11, C18]</text:p>
            <text:p text:style-name="P3">[DEBUG] [c7_else-y(i)] = 2; Dep = [C2, C9, C0, C11, C18]</text:p>
            <text:p text:style-name="P3">[DEBUG] ===== (end) CONDITIONAL: C10</text:p>
            <text:p text:style-name="P3">[DEBUG] propagating through: C9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===== (end) CONDITIONAL: C10</text:p>
            <text:p text:style-name="P3">[DEBUG] [C7-y(i)] = 2; Dep = [C8, C18]</text:p>
            <text:p text:style-name="P3">[DEBUG] [c5_then-y(i)] = 2; Dep = [C8, C18]</text:p>
            <text:p text:style-name="P3">[DEBUG] [C6-IN2] = 2; Dep = [C8, C18]</text:p>
            <text:p text:style-name="P3">[DEBUG] ===== (end) CONDITIONAL: C7</text:p>
            <text:p text:style-name="P3">[DEBUG] propagating through: C7</text:p>
            <text:p text:style-name="P3">[DEBUG] ===== (st) CONDITIONAL: C7</text:p>
            <text:p text:style-name="P3">[DEBUG] condResult.hasValue() = false</text:p>
            <text:p text:style-name="P3">[DEBUG] ===== (end) CONDITIONAL: C7</text:p>
            <text:p text:style-name="P3">[DEBUG] propagating through: C6</text:p>
            <text:p text:style-name="P3">[DEBUG] [C6-RESULT] = 0; Dep = [C8, C0, C6, C18]</text:p>
            <text:p text:style-name="P3">[DEBUG] [C7-COND] = 0; Dep = [C8, C0, C6, C18]</text:p>
            <text:p text:style-name="P3">[DEBUG] propagating through: C6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===== (end) CONDITIONAL: C7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z(i)] = 3; Dep = [C2]</text:p>
            <text:p text:style-name="P3">[DEBUG] [C13-z(i)] = 3; Dep = [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propagating through: C13</text:p>
            <text:p text:style-name="P3">[DEBUG] ===== (st) CONDITIONAL: C13</text:p>
            <text:p text:style-name="P3">[DEBUG] condResult.hasValue() = false</text:p>
            <text:p text:style-name="P3">[DEBUG] [c13_then-x(i)] = 2; Dep = [C0]</text:p>
            <text:p text:style-name="P3">[DEBUG] [c13_then-z(i)] = 3; Dep = [C2]</text:p>
            <text:p text:style-name="P3">[DEBUG] [c13_then-m(o)] = 2; Dep = [C18]</text:p>
            <text:p text:style-name="P3">[DEBUG] [C14-OUT] = 2; Dep = [C18]</text:p>
            <text:p text:style-name="P3">[DEBUG] propagating through: C14</text:p>
            <text:p text:style-name="P3">[DEBUG] [C14-IN] = 2; Dep = [C14, C18]</text:p>
            <text:p text:style-name="P3">[DEBUG] [c13_then-y(i)] = 2; Dep = [C14, C18]</text:p>
            <text:p text:style-name="P3">[DEBUG] propagating through: C14</text:p>
            <text:p text:style-name="P3">[DEBUG] [c13_else-x(i)] = 2; Dep = [C0]</text:p>
            <text:p text:style-name="P3">[DEBUG] [C15-IN1] = 2; Dep = [C0]</text:p>
            <text:p text:style-name="P3">[DEBUG] [C16-x(i)] = 2; Dep = [C0]</text:p>
            <text:p text:style-name="P3">[DEBUG] [c13_else-z(i)] = 3; Dep = [C2]</text:p>
            <text:p text:style-name="P3">[DEBUG] [C15-IN2] = 3; Dep = [C2]</text:p>
            <text:p text:style-name="P3">[DEBUG] [C16-z(i)] = 3; Dep = [C2]</text:p>
            <text:p text:style-name="P3">[DEBUG] [c13_else-m(o)] = 2; Dep = [C18]</text:p>
            <text:p text:style-name="P3">[DEBUG] [C16-m(o)] = 2; Dep = [C18]</text:p>
            <text:p text:style-name="P3">[DEBUG] propagating through: C15</text:p>
            <text:p text:style-name="P3">[DEBUG] [C15-RESULT] = 0; Dep = [C2, C15, C0]</text:p>
            <text:p text:style-name="P3">[DEBUG] [C16-COND] = 0; Dep = [C2, C15, C0]</text:p>
            <text:p text:style-name="P3">[DEBUG] propagating through: C16</text:p>
            <text:p text:style-name="P3">[DEBUG] ===== (st) CONDITIONAL: C16</text:p>
            <text:p text:style-name="P3">[DEBUG] condResult.hasValue() = true</text:p>
            <text:p text:style-name="P3">[DEBUG] propagating through: C15</text:p>
            <text:p text:style-name="P3">[DEBUG] ===== (end) CONDITIONAL: C13</text:p>
            <text:p text:style-name="P3">[DEBUG] ===== (end) CONDITIONAL: C5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4</text:p>
            <text:p text:style-name="P3">[DEBUG] propagating through: C18</text:p>
            <text:p text:style-name="P3">[DEBUG] propagating through: C3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m(i)] = 3; Dep = [C3, C2]</text:p>
            <text:p text:style-name="P3"/>
          </table:table-cell>
          <table:table-cell table:style-name="Table3.B1" office:value-type="string">
            <text:p text:style-name="P3">[DEBUG] [C7-m(i)] = 3; Dep = [C3, C2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m(i)] = 3; Dep = [C3, C2, C8, C0, C6, C18]</text:p>
            <text:p text:style-name="P3">[DEBUG] [C10-m(i)] = 3; Dep = [C3, C2, C8, C0, C6, C18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m(i)] = 3; Dep = [C3, C2, C8, C0, C9, C6, C18]</text:p>
            <text:p text:style-name="P3">[DEBUG] ===== (end) CONDITIONAL: C10</text:p>
            <text:p text:style-name="P3">[DEBUG] ===== (end) CONDITIONAL: C7</text:p>
            <text:p text:style-name="P3">[DEBUG] [c5_else-m(i)] = 3; Dep = [C3, C2]</text:p>
            <text:p text:style-name="P3">[DEBUG] [C13-m(i)] = 3; Dep = [C3, C2]</text:p>
            <text:p text:style-name="P3">[DEBUG] propagating through: C13</text:p>
            <text:p text:style-name="P3">[DEBUG] ===== (st) CONDITIONAL: C13</text:p>
            <text:p text:style-name="P3">[DEBUG] condResult.hasValue() = false</text:p>
            <text:p text:style-name="P3">[DEBUG] [c13_then-m(i)] = 3; Dep = [C3, C2]</text:p>
            <text:p text:style-name="P3">[DEBUG] [c13_else-m(i)] = 3; Dep = [C3, C2]</text:p>
            <text:p text:style-name="P3">[DEBUG] [C16-m(i)] = 3; Dep = [C3, C2]</text:p>
            <text:p text:style-name="P3">[DEBUG] propagating through: C16</text:p>
            <text:p text:style-name="P3">[DEBUG] ===== (st) CONDITIONAL: C16</text:p>
            <text:p text:style-name="P3">[DEBUG] condResult.hasValue() = true</text:p>
            <text:p text:style-name="P3">[DEBUG] ===== (end) CONDITIONAL: C13</text:p>
            <text:p text:style-name="P3">[DEBUG] ===== (end) CONDITIONAL: C5</text:p>
            <text:p text:style-name="P3">[DEBUG] suspended: [C9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>[DEBUG] [c7_else-y(i)] = 1; Dep = [C1, C0, C6]</text:p>
            <text:p text:style-name="P3">[DEBUG] [C10-y(i)] = 1; Dep = [C1, C0, C6]</text:p>
            <text:p text:style-name="P3">[DEBUG] [c7_else-z(i)] = 3; Dep = [C2, C1, C0, C6]</text:p>
            <text:p text:style-name="P3">[DEBUG] [C9-IN2] = 3; Dep = [C2, C1, C0, C6]</text:p>
            <text:p text:style-name="P3">[DEBUG] [C10-z(i)] = 3; Dep = [C2, C1, C0, C6]</text:p>
            <text:p text:style-name="P3">[DEBUG] [c7_else-m(o)] = 2; Dep = [C1, C0, C6, C18]</text:p>
            <text:p text:style-name="P3">[DEBUG] [C10-m(o)] = 2; Dep = [C1, C0, C6, C18]</text:p>
            <text:p text:style-name="P3">[DEBUG] propagating through: C10</text:p>
            <text:p text:style-name="P3"/>
          </table:table-cell>
        </table:table-row>
      </table:table>
      <text:p text:style-name="P2"><text:soft-page-break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">[DEBUG] ===== (st) CONDITIONAL: C10</text:p>
            <text:p text:style-name="P3">[DEBUG] condResult.hasValue() = false</text:p>
            <text:p text:style-name="P3">[DEBUG] [c10_then-x(i)] = 2; Dep = [C1, C0, C6]</text:p>
            <text:p text:style-name="P3">[DEBUG] [c10_then-y(i)] = 1; Dep = [C1, C0, C6]</text:p>
            <text:p text:style-name="P3">[DEBUG] [C11-IN] = 1; Dep = [C1, C0, C6]</text:p>
            <text:p text:style-name="P3">[DEBUG] [c10_then-z(i)] = 3; Dep = [C2, C1, C0, C6]</text:p>
            <text:p text:style-name="P3">[DEBUG] [c10_then-m(o)] = 2; Dep = [C1, C0, C6, C18]</text:p>
            <text:p text:style-name="P3">[DEBUG] [C11-OUT] = 2; Dep = [C1, C0, C6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==&gt; [C10] Setting condResult = false</text:p>
            <text:p text:style-name="P3">[DEBUG] [C10-COND] = 0; Dep = []</text:p>
            <text:p text:style-name="P3">[DEBUG] [C9-RESULT] = 0; Dep = []</text:p>
            <text:p text:style-name="P3">[DEBUG] ===== (end) CONDITIONAL: C10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===== (end) CONDITIONAL: C7</text:p>
            <text:p text:style-name="P3">[DEBUG] propagating through: C6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==&gt; [C5] Setting condResult = 1</text:p>
            <text:p text:style-name="P3">[DEBUG] [C5-COND] = 1; Dep = []</text:p>
            <text:p text:style-name="P3">[DEBUG] [C4-RESULT] = 1; Dep = []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===== (end) CONDITIONAL: C5</text:p>
            <text:p text:style-name="P3">[DEBUG] ===== (end) CONDITIONAL: C5</text:p>
            <text:p text:style-name="P3">[DEBUG] propagating through: C1</text:p>
            <text:p text:style-name="P3">[DEBUG] propagating through: C4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18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m(i)] = 3; Dep = [C3, C2]</text:p>
            <text:p text:style-name="P3">[DEBUG] [C7-m(i)] = 3; Dep = [C3, C2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m(i)] = 3; Dep = [C3, C2, C1, C0, C6]</text:p>
            <text:p text:style-name="P3">[DEBUG] [C10-m(i)] = 3; Dep = [C3, C2, C1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===== (end) CONDITIONAL: C7</text:p>
            <text:p text:style-name="P3">[DEBUG] ===== (end) CONDITIONAL: C5</text:p>
            <text:p text:style-name="P3">[DEBUG] propagating through: C3</text:p>
            <text:p text:style-name="P3">[DEBUG] suspended: [C0]</text:p>
            <text:p text:style-name="P3">[DEBUG] [C0-IN] = 2; Dep = []</text:p>
            <text:p text:style-name="P3">[DEBUG] [C1-IN] = 1; Dep = []</text:p>
          </table:table-cell>
          <table:table-cell table:style-name="Table4.B1" office:value-type="string">
            <text:p text:style-name="P3">[DEBUG] [C2-IN] = 3; Dep = []</text:p>
            <text:p text:style-name="P3">[DEBUG] [C18-OUT] = 2; Dep = [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1</text:p>
            <text:p text:style-name="P3">[DEBUG] propagating through: C4</text:p>
            <text:p text:style-name="P3">[DEBUG] [C4-RESULT] = 1; Dep = [C2, C1, C4]</text:p>
            <text:p text:style-name="P3">[DEBUG] [C5-COND] = 1; Dep = [C2, C1, C4]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y(i)] = 1; Dep = [C2, C1, C4]</text:p>
            <text:p text:style-name="P3">[DEBUG] [C6-IN2] = 1; Dep = [C2, C1, C4]</text:p>
            <text:p text:style-name="P3">[DEBUG] [C7-y(i)] = 1; Dep = [C2, C1, C4]</text:p>
            <text:p text:style-name="P3">[DEBUG] [c5_then-z(i)] = 3; Dep = [C2, C1, C4]</text:p>
            <text:p text:style-name="P3">[DEBUG] [C7-z(i)] = 3; Dep = [C2, C1, C4]</text:p>
            <text:p text:style-name="P3">[DEBUG] [c5_then-m(o)] = 2; Dep = [C2, C1, C18, C4]</text:p>
            <text:p text:style-name="P3">[DEBUG] [C7-m(o)] = 2; Dep = [C2, C1, C18, C4]</text:p>
            <text:p text:style-name="P3">[DEBUG] propagating through: C6</text:p>
            <text:p text:style-name="P3">[DEBUG] propagating through: C7</text:p>
            <text:p text:style-name="P3">[DEBUG] ===== (st) CONDITIONAL: C7</text:p>
            <text:p text:style-name="P3">[DEBUG] condResult.hasValue() = false</text:p>
            <text:p text:style-name="P3">[DEBUG] [c7_then-y(i)] = 1; Dep = [C2, C1, C4]</text:p>
            <text:p text:style-name="P3">[DEBUG] [C8-IN] = 1; Dep = [C2, C1, C4]</text:p>
            <text:p text:style-name="P3">[DEBUG] [c7_then-z(i)] = 3; Dep = [C2, C1, C4]</text:p>
            <text:p text:style-name="P3">[DEBUG] [c7_then-m(o)] = 2; Dep = [C2, C1, C18, C4]</text:p>
            <text:p text:style-name="P3">[DEBUG] [C8-OUT] = 2; Dep = [C2, C1, C18, C4]</text:p>
            <text:p text:style-name="P3">[DEBUG] propagating through: C8</text:p>
            <text:p text:style-name="P3">[DEBUG] The value expected at port: C8-OUT (component: C8-OUT) <text:s/>is: 1, but its current value is: 2</text:p>
            <text:p text:style-name="P3">[DEBUG] [c7_else-y(i)] = 1; Dep = [C2, C1, C4]</text:p>
            <text:p text:style-name="P3">[DEBUG] [C10-y(i)] = 1; Dep = [C2, C1, C4]</text:p>
            <text:p text:style-name="P3">[DEBUG] [c7_else-z(i)] = 3; Dep = [C2, C1, C4]</text:p>
            <text:p text:style-name="P3">[DEBUG] [C9-IN2] = 3; Dep = [C2, C1, C4]</text:p>
            <text:p text:style-name="P3">[DEBUG] [C10-z(i)] = 3; Dep = [C2, C1, C4]</text:p>
            <text:p text:style-name="P3">[DEBUG] [c7_else-m(o)] = 2; Dep = [C2, C1, C18, C4]</text:p>
            <text:p text:style-name="P3">[DEBUG] [C10-m(o)] = 2; Dep = [C2, C1, C18, C4]</text:p>
            <text:p text:style-name="P3">[DEBUG] propagating through: C10</text:p>
            <text:p text:style-name="P3">[DEBUG] ===== (st) CONDITIONAL: C10</text:p>
            <text:p text:style-name="P3">[DEBUG] condResult.hasValue() = false</text:p>
            <text:p text:style-name="P3">[DEBUG] [c10_then-y(i)] = 1; Dep = [C2, C1, C4]</text:p>
            <text:p text:style-name="P3">[DEBUG] [C11-IN] = 1; Dep = [C2, C1, C4]</text:p>
            <text:p text:style-name="P3">[DEBUG] [c10_then-z(i)] = 3; Dep = [C2, C1, C4]</text:p>
            <text:p text:style-name="P3">[DEBUG] [c10_then-m(o)] = 2; Dep = [C2, C1, C18, C4]</text:p>
            <text:p text:style-name="P3">[DEBUG] [C11-OUT] = 2; Dep = [C2, C1, C18, C4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==&gt; [C10] Setting condResult = false</text:p>
            <text:p text:style-name="P3">[DEBUG] [C10-COND] = 0; Dep = []</text:p>
            <text:p text:style-name="P3">[DEBUG] [C9-RESULT] = 0; Dep = []</text:p>
            <text:p text:style-name="P3">[DEBUG] ===== (end) CONDITIONAL: C10</text:p>
            <text:p text:style-name="P3">[DEBUG] propagating through: C9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==&gt; [C7] Setting condResult = 0</text:p>
            <text:p text:style-name="P3">[DEBUG] [C7-COND] = 0; Dep = []</text:p>
            <text:p text:style-name="P3">[DEBUG] [C6-RESULT] = 0; Dep = []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===== (end) CONDITIONAL: C7</text:p>
            <text:p text:style-name="P3">[DEBUG] ===== (end) CONDITIONAL: C7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===== (end) CONDITIONAL: C7</text:p>
            <text:p text:style-name="P3">[DEBUG] propagating through: C6</text:p>
            <text:p text:style-name="P3">[DEBUG] ===== (end) CONDITIONAL: C5</text:p>
          </table:table-cell>
        </table:table-row>
      </table:table>
      <text:p text:style-name="P3"><text:soft-page-break/></text:p>
      <text:p text:style-name="P3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18</text:p>
            <text:p text:style-name="P3">[DEBUG] propagating through: C4</text:p>
            <text:p text:style-name="P3">[DEBUG] propagating through: C3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m(i)] = 3; Dep = [C3, C2, C1, C4]</text:p>
            <text:p text:style-name="P3">[DEBUG] [C7-m(i)] = 3; Dep = [C3, C2, C1, C4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m(i)] = 3; Dep = [C3, C2, C1, C4]</text:p>
            <text:p text:style-name="P3">[DEBUG] [C10-m(i)] = 3; Dep = [C3, C2, C1, C4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===== (end) CONDITIONAL: C7</text:p>
            <text:p text:style-name="P3">[DEBUG] ===== (end) CONDITIONAL: C5</text:p>
            <text:p text:style-name="P3">[DEBUG] suspended: [C6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[c5_then-m(o)] = 2; Dep = [C18]</text:p>
            <text:p text:style-name="P3">[DEBUG] [C7-m(o)] = 2; Dep = [C18]</text:p>
            <text:p text:style-name="P3">[DEBUG] propagating through: C7</text:p>
            <text:p text:style-name="P3">[DEBUG] ===== (st) CONDITIONAL: C7</text:p>
            <text:p text:style-name="P3">[DEBUG] condResult.hasValue() = false</text:p>
            <text:p text:style-name="P3">[DEBUG] [c7_then-x(i)] = 2; Dep = [C0]</text:p>
            <text:p text:style-name="P3">[DEBUG] [c7_then-y(i)] = 1; Dep = [C1]</text:p>
            <text:p text:style-name="P3">[DEBUG] [C8-IN] = 1; Dep = [C1]</text:p>
            <text:p text:style-name="P3">[DEBUG] [c7_then-z(i)] = 3; Dep = [C2]</text:p>
            <text:p text:style-name="P3">[DEBUG] [c7_then-m(o)] = 2; Dep = [C18]</text:p>
            <text:p text:style-name="P3">[DEBUG] [C8-OUT] = 2; Dep = [C18]</text:p>
            <text:p text:style-name="P3">[DEBUG] propagating through: C8</text:p>
            <text:p text:style-name="P3">[DEBUG] The value expected at port: C8-OUT (component: C8-OUT) <text:s/>is: 1, but its current value is: 2</text:p>
            <text:p text:style-name="P3">[DEBUG] [c7_else-x(i)] = 2; Dep = [C0]</text:p>
            <text:p text:style-name="P3">[DEBUG] [C9-IN1] = 2; Dep = [C0]</text:p>
            <text:p text:style-name="P3">[DEBUG] [C10-x(i)] = 2; Dep = [C0]</text:p>
            <text:p text:style-name="P3">[DEBUG] [c7_else-y(i)] = 1; Dep = [C1]</text:p>
            <text:p text:style-name="P3">[DEBUG] [C10-y(i)] = 1; Dep = [C1]</text:p>
            <text:p text:style-name="P3">[DEBUG] [c7_else-z(i)] = 3; Dep = [C2]</text:p>
            <text:p text:style-name="P3">[DEBUG] [C9-IN2] = 3; Dep = [C2]</text:p>
            <text:p text:style-name="P3">[DEBUG] [C10-z(i)] = 3; Dep = [C2]</text:p>
            <text:p text:style-name="P3">[DEBUG] [c7_else-m(o)] = 2; Dep = [C18]</text:p>
            <text:p text:style-name="P3"/>
          </table:table-cell>
          <table:table-cell table:style-name="Table5.B1" office:value-type="string">
            <text:p text:style-name="P3">[DEBUG] [C10-m(o)] = 2; Dep = [C18]</text:p>
            <text:p text:style-name="P3">[DEBUG] propagating through: C9</text:p>
            <text:p text:style-name="P3">[DEBUG] [C9-RESULT] = 1; Dep = [C2, C9, C0]</text:p>
            <text:p text:style-name="P3">[DEBUG] [C10-COND] = 1; Dep = [C2, C9, C0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0, C9]</text:p>
            <text:p text:style-name="P3">[DEBUG] [c10_then-y(i)] = 1; Dep = [C2, C1, C9, C0]</text:p>
            <text:p text:style-name="P3">[DEBUG] [C11-IN] = 1; Dep = [C2, C1, C9, C0]</text:p>
            <text:p text:style-name="P3">[DEBUG] [c10_then-z(i)] = 3; Dep = [C2, C9, C0]</text:p>
            <text:p text:style-name="P3">[DEBUG] [c10_then-m(o)] = 2; Dep = [C2, C9, C0, C18]</text:p>
            <text:p text:style-name="P3">[DEBUG] [C11-OUT] = 2; Dep = [C2, C9, C0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C7: conditional generated a conflict in both branches.</text:p>
            <text:p text:style-name="P3">[DEBUG] C7: does not propagate outside.</text:p>
            <text:p text:style-name="P3">[DEBUG] ===== (end) CONDITIONAL: C7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==&gt; [C5] Setting condResult = 1</text:p>
            <text:p text:style-name="P3">[DEBUG] [C5-COND] = 1; Dep = []</text:p>
            <text:p text:style-name="P3">[DEBUG] [C4-RESULT] = 1; Dep = []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===== (end) CONDITIONAL: C5</text:p>
            <text:p text:style-name="P3">[DEBUG] ===== (end) CONDITIONAL: C5</text:p>
            <text:p text:style-name="P3">[DEBUG] propagating through: C1</text:p>
            <text:p text:style-name="P3">[DEBUG] propagating through: C4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18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m(i)] = 3; Dep = [C3, C2]</text:p>
            <text:p text:style-name="P3">[DEBUG] [C7-m(i)] = 3; Dep = [C3, C2]</text:p>
            <text:p text:style-name="P3">[DEBUG] propagating through: C7</text:p>
            <text:p text:style-name="P3">[DEBUG] ===== (st) CONDITIONAL: C7</text:p>
            <text:p text:style-name="P3">[DEBUG] condResult.hasValue() = false</text:p>
            <text:p text:style-name="P3">[DEBUG] [c7_then-x(i)] = 2; Dep = [C0]</text:p>
            <text:p text:style-name="P3">[DEBUG] [c7_then-y(i)] = 1; Dep = [C1]</text:p>
            <text:p text:style-name="P3">[DEBUG] [C8-IN] = 1; Dep = [C1]</text:p>
            <text:p text:style-name="P3">[DEBUG] [c7_then-z(i)] = 3; Dep = [C2]</text:p>
            <text:p text:style-name="P3">[DEBUG] [c7_then-m(i)] = 3; Dep = [C3, C2]</text:p>
            <text:p text:style-name="P3">[DEBUG] [c7_then-m(o)] = 2; Dep = [C18]</text:p>
            <text:p text:style-name="P3">[DEBUG] [C8-OUT] = 2; Dep = [C18]</text:p>
            <text:p text:style-name="P3">[DEBUG] propagating through: C8</text:p>
          </table:table-cell>
        </table:table-row>
      </table:table>
      <text:p text:style-name="P3"/>
      <table:table table:name="Table6" table:style-name="Table6">
        <table:table-column table:style-name="Table6.A" table:number-columns-repeated="2"/>
        <text:soft-page-break/>
        <table:table-row>
          <table:table-cell table:style-name="Table6.A1" office:value-type="string">
            <text:p text:style-name="P3">[DEBUG] The value expected at port: C8-OUT (component: C8-OUT) <text:s/>is: 1, but its current value is: 2</text:p>
            <text:p text:style-name="P3">[DEBUG] [c7_else-x(i)] = 2; Dep = [C0]</text:p>
            <text:p text:style-name="P3">[DEBUG] [C9-IN1] = 2; Dep = [C0]</text:p>
            <text:p text:style-name="P3">[DEBUG] [C10-x(i)] = 2; Dep = [C0]</text:p>
            <text:p text:style-name="P3">[DEBUG] [c7_else-y(i)] = 1; Dep = [C1]</text:p>
            <text:p text:style-name="P3">[DEBUG] [C10-y(i)] = 1; Dep = [C1]</text:p>
            <text:p text:style-name="P3">[DEBUG] [c7_else-z(i)] = 3; Dep = [C2]</text:p>
            <text:p text:style-name="P3">[DEBUG] [C9-IN2] = 3; Dep = [C2]</text:p>
            <text:p text:style-name="P3">[DEBUG] [C10-z(i)] = 3; Dep = [C2]</text:p>
            <text:p text:style-name="P3">[DEBUG] [c7_else-m(i)] = 3; Dep = [C3, C2]</text:p>
            <text:p text:style-name="P3">[DEBUG] [C10-m(i)] = 3; Dep = [C3, C2]</text:p>
            <text:p text:style-name="P3">[DEBUG] [c7_else-m(o)] = 2; Dep = [C18]</text:p>
            <text:p text:style-name="P3">[DEBUG] [C10-m(o)] = 2; Dep = [C18]</text:p>
            <text:p text:style-name="P3">[DEBUG] propagating through: C9</text:p>
            <text:p text:style-name="P3">[DEBUG] [C9-RESULT] = 1; Dep = [C2, C9, C0]</text:p>
            <text:p text:style-name="P3">[DEBUG] [C10-COND] = 1; Dep = [C2, C9, C0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0, C9]</text:p>
            <text:p text:style-name="P3">[DEBUG] [c10_then-y(i)] = 1; Dep = [C2, C1, C9, C0]</text:p>
            <text:p text:style-name="P3">[DEBUG] [C11-IN] = 1; Dep = [C2, C1, C9, C0]</text:p>
            <text:p text:style-name="P3">[DEBUG] [c10_then-z(i)] = 3; Dep = [C2, C9, C0]</text:p>
            <text:p text:style-name="P3">[DEBUG] [c10_then-m(i)] = 3; Dep = [C3, C2, C9, C0]</text:p>
            <text:p text:style-name="P3">[DEBUG] [c10_then-m(o)] = 2; Dep = [C2, C9, C0, C18]</text:p>
            <text:p text:style-name="P3">[DEBUG] [C11-OUT] = 2; Dep = [C2, C9, C0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C7: conditional generated a conflict in both branches.</text:p>
            <text:p text:style-name="P3">[DEBUG] C7: does not propagate outside.</text:p>
            <text:p text:style-name="P3">[DEBUG] ===== (end) CONDITIONAL: C7</text:p>
            <text:p text:style-name="P3">[DEBUG] ===== (end) CONDITIONAL: C5</text:p>
            <text:p text:style-name="P3">[DEBUG] propagating through: C3</text:p>
            <text:p text:style-name="P3">[DEBUG] suspended: [C11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/>
          </table:table-cell>
          <table:table-cell table:style-name="Table6.B1" office:value-type="string">
            <text:p text:style-name="P3">[DEBUG] [c7_else-y(i)] = 1; Dep = [C1, C0, C6]</text:p>
            <text:p text:style-name="P3">[DEBUG] [C10-y(i)] = 1; Dep = [C1, C0, C6]</text:p>
            <text:p text:style-name="P3">[DEBUG] [c7_else-z(i)] = 3; Dep = [C2, C1, C0, C6]</text:p>
            <text:p text:style-name="P3">[DEBUG] [C9-IN2] = 3; Dep = [C2, C1, C0, C6]</text:p>
            <text:p text:style-name="P3">[DEBUG] [C10-z(i)] = 3; Dep = [C2, C1, C0, C6]</text:p>
            <text:p text:style-name="P3">[DEBUG] [c7_else-m(o)] = 2; Dep = [C1, C0, C6, C18]</text:p>
            <text:p text:style-name="P3">[DEBUG] [C10-m(o)] = 2; Dep = [C1, C0, C6, C18]</text:p>
            <text:p text:style-name="P3">[DEBUG] propagating through: C9</text:p>
            <text:p text:style-name="P3">[DEBUG] [C9-RESULT] = 1; Dep = [C2, C1, C9, C0, C6]</text:p>
            <text:p text:style-name="P3">[DEBUG] [C10-COND] = 1; Dep = [C2, C1, C9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1, C0, C9, C6]</text:p>
            <text:p text:style-name="P3">[DEBUG] [c10_then-y(i)] = 1; Dep = [C2, C1, C0, C9, C6]</text:p>
            <text:p text:style-name="P3">[DEBUG] [C11-IN] = 1; Dep = [C2, C1, C0, C9, C6]</text:p>
            <text:p text:style-name="P3">[DEBUG] [c10_then-z(i)] = 3; Dep = [C2, C1, C0, C9, C6]</text:p>
            <text:p text:style-name="P3">[DEBUG] [c10_then-m(o)] = 2; Dep = [C2, C1, C0, C9, C6, C18]</text:p>
            <text:p text:style-name="P3">[DEBUG] [C11-OUT] = 2; Dep = [C2, C1, C0, C9, C6, C18]</text:p>
            <text:p text:style-name="P3">[DEBUG] ===== (end) CONDITIONAL: C10</text:p>
            <text:p text:style-name="P3">[DEBUG] propagating through: C9</text:p>
            <text:p text:style-name="P3">[DEBUG] ===== (end) CONDITIONAL: C7</text:p>
            <text:p text:style-name="P3">[DEBUG] propagating through: C6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==&gt; [C5] Setting condResult = 1</text:p>
            <text:p text:style-name="P3">[DEBUG] [C5-COND] = 1; Dep = []</text:p>
            <text:p text:style-name="P3">[DEBUG] [C4-RESULT] = 1; Dep = []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===== (end) CONDITIONAL: C5</text:p>
            <text:p text:style-name="P3">[DEBUG] ===== (end) CONDITIONAL: C5</text:p>
            <text:p text:style-name="P3">[DEBUG] propagating through: C1</text:p>
            <text:p text:style-name="P3">[DEBUG] propagating through: C4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18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m(i)] = 3; Dep = [C3, C2]</text:p>
            <text:p text:style-name="P3">[DEBUG] [C7-m(i)] = 3; Dep = [C3, C2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m(i)] = 3; Dep = [C3, C2, C1, C0, C6]</text:p>
            <text:p text:style-name="P3">[DEBUG] [C10-m(i)] = 3; Dep = [C3, C2, C1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/>
          </table:table-cell>
        </table:table-row>
      </table:table>
      <text:p text:style-name="P3"><text:soft-page-break/></text:p>
      <text:p text:style-name="P3"/>
      <text:p text:style-name="P3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">[DEBUG] [c10_then-m(i)] = 3; Dep = [C3, C2, C1, C0, C9, C6]</text:p>
            <text:p text:style-name="P3">[DEBUG] ===== (end) CONDITIONAL: C10</text:p>
            <text:p text:style-name="P3">[DEBUG] ===== (end) CONDITIONAL: C7</text:p>
            <text:p text:style-name="P3">[DEBUG] ===== (end) CONDITIONAL: C5</text:p>
            <text:p text:style-name="P3">[DEBUG] propagating through: C3</text:p>
            <text:p text:style-name="P3">[DEBUG] suspended: [C18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>[DEBUG] [c7_else-y(i)] = 1; Dep = [C1, C0, C6]</text:p>
            <text:p text:style-name="P3">[DEBUG] [C10-y(i)] = 1; Dep = [C1, C0, C6]</text:p>
            <text:p text:style-name="P3">[DEBUG] [c7_else-z(i)] = 3; Dep = [C2, C1, C0, C6]</text:p>
            <text:p text:style-name="P3">[DEBUG] [C9-IN2] = 3; Dep = [C2, C1, C0, C6]</text:p>
            <text:p text:style-name="P3">[DEBUG] [C10-z(i)] = 3; Dep = [C2, C1, C0, C6]</text:p>
            <text:p text:style-name="P3">[DEBUG] propagating through: C9</text:p>
            <text:p text:style-name="P3">[DEBUG] [C9-RESULT] = 1; Dep = [C2, C1, C9, C0, C6]</text:p>
            <text:p text:style-name="P3">[DEBUG] [C10-COND] = 1; Dep = [C2, C1, C9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1, C0, C9, C6]</text:p>
            <text:p text:style-name="P3">[DEBUG] [c10_then-y(i)] = 1; Dep = [C2, C1, C0, C9, C6]</text:p>
            <text:p text:style-name="P3">[DEBUG] [C11-IN] = 1; Dep = [C2, C1, C0, C9, C6]</text:p>
            <text:p text:style-name="P3">[DEBUG] [c10_then-z(i)] = 3; Dep = [C2, C1, C0, C9, C6]</text:p>
            <text:p text:style-name="P3">[DEBUG] propagating through: C11</text:p>
            <text:p text:style-name="P3">[DEBUG] [C11-OUT] = 1; Dep = [C2, C1, C0, C9, C6, C11]</text:p>
            <text:p text:style-name="P3">[DEBUG] [c10_then-m(o)] = 1; Dep = [C2, C1, C0, C9, C6, C11]</text:p>
            <text:p text:style-name="P3">[DEBUG] propagating through: C11</text:p>
            <text:p text:style-name="P3">[DEBUG] [C10-m(o)] = 1; Dep = [C2, C1, C0, C9, C6, C11]</text:p>
            <text:p text:style-name="P3">[DEBUG] [c7_else-m(o)] = 1; Dep = [C2, C1, C0, C9, C6, C11]</text:p>
            <text:p text:style-name="P3">[DEBUG] ===== (end) CONDITIONAL: C10</text:p>
            <text:p text:style-name="P3">[DEBUG] propagating through: C9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===== (end) CONDITIONAL: C10</text:p>
            <text:p text:style-name="P3">[DEBUG] [C7-m(o)] = 1; Dep = [C2, C1, C0, C9, C6, C11]</text:p>
            <text:p text:style-name="P3">[DEBUG] [c5_then-m(o)] = 1; Dep = [C2, C1, C0, C9, C6, C11]</text:p>
            <text:p text:style-name="P3">[DEBUG] ===== (end) CONDITIONAL: C7</text:p>
          </table:table-cell>
          <table:table-cell table:style-name="Table7.B1" office:value-type="string">
            <text:p text:style-name="P3">[DEBUG] propagating through: C6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===== (end) CONDITIONAL: C7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propagating through: C14</text:p>
            <text:p text:style-name="P3">[DEBUG] [C14-OUT] = 1; Dep = [C1, C0, C14, C12]</text:p>
            <text:p text:style-name="P3">[DEBUG] [c13_then-m(o)] = 1; Dep = [C1, C0, C14, C12]</text:p>
            <text:p text:style-name="P3">[DEBUG] propagating through: C14</text:p>
            <text:p text:style-name="P3">[DEBUG] [C13-m(o)] = 1; Dep = [C1, C0, C14, C12]</text:p>
            <text:p text:style-name="P3">[DEBUG] [c5_else-m(o)] = 1; Dep = [C1, C0, C14, C12]</text:p>
            <text:p text:style-name="P3">[DEBUG] ===== (end) CONDITIONAL: C13</text:p>
            <text:p text:style-name="P3">[DEBUG] propagating through: C12</text:p>
            <text:p text:style-name="P3">[DEBUG] propagating through: C13</text:p>
            <text:p text:style-name="P3">[DEBUG] ===== (st) CONDITIONAL: C13</text:p>
            <text:p text:style-name="P3">[DEBUG] condResult.hasValue() = true</text:p>
            <text:p text:style-name="P3">[DEBUG] condResult.getValue() = 1</text:p>
            <text:p text:style-name="P3">[DEBUG] ===== (end) CONDITIONAL: C13</text:p>
            <text:p text:style-name="P3">[DEBUG] [C5-m(o)] = 1; Dep = [C2, C1, C0, C9, C6, C11]</text:p>
            <text:p text:style-name="P3">[DEBUG] [C18-IN] = 1; Dep = [C2, C1, C0, C9, C6, C11]</text:p>
            <text:p text:style-name="P3">[DEBUG] ===== (end) CONDITIONAL: C5</text:p>
            <text:p text:style-name="P3">[DEBUG] propagating through: C1</text:p>
            <text:p text:style-name="P3">[DEBUG] propagating through: C4</text:p>
            <text:p text:style-name="P3">[DEBUG] [C4-RESULT] = 1; Dep = [C2, C1, C4]</text:p>
            <text:p text:style-name="P3">[DEBUG] [C5-COND] = 1; Dep = [C2, C1, C4]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5</text:p>
            <text:p text:style-name="P3">[DEBUG] ===== (st) CONDITIONAL: C5</text:p>
            <text:p text:style-name="P3">[DEBUG] condResult.hasValue() = true</text:p>
            <text:p text:style-name="P3">[DEBUG] condResult.getValue() = 1</text:p>
            <text:p text:style-name="P3">[DEBUG] [c5_then-m(i)] = 3; Dep = [C3, C2, C1, C4]</text:p>
            <text:p text:style-name="P3">[DEBUG] [C7-m(i)] = 3; Dep = [C3, C2, C1, C4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m(i)] = 3; Dep = [C3, C2, C1, C0, C6, C4]</text:p>
            <text:p text:style-name="P3">[DEBUG] [C10-m(i)] = 3; Dep = [C3, C2, C1, C0, C6, C4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m(i)] = 3; Dep = [C3, C2, C1, C0, C9, C6, C4]</text:p>
            <text:p text:style-name="P3">[DEBUG] ===== (end) CONDITIONAL: C10</text:p>
            <text:p text:style-name="P3">[DEBUG] ===== (end) CONDITIONAL: C7</text:p>
            <text:p text:style-name="P3">[DEBUG] ===== (end) CONDITIONAL: C5</text:p>
            <text:p text:style-name="P3">[DEBUG] propagating through: C4</text:p>
            <text:p text:style-name="P3">[DEBUG] propagating through: C3</text:p>
            <text:p text:style-name="P3">[DEBUG] suspended: [C4]</text:p>
            <text:p text:style-name="P3">[DEBUG] [C0-IN] = 2; Dep = []</text:p>
            <text:p text:style-name="P3">[DEBUG] [C1-IN] = 1; Dep = []</text:p>
            <text:p text:style-name="P3">[DEBUG] [C2-IN] = 3; Dep = []</text:p>
            <text:p text:style-name="P3">[DEBUG] [C18-OUT] = 2; Dep = []</text:p>
            <text:p text:style-name="P3">[DEBUG] propagating through: C0</text:p>
            <text:p text:style-name="P3">[DEBUG] [C0-OUT] = 2; Dep = [C0]</text:p>
          </table:table-cell>
        </table:table-row>
      </table:table>
      <text:p text:style-name="P3"><text:soft-page-break/></text:p>
      <text:p text:style-name="P3"/>
      <text:p text:style-name="P3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">[DEBUG] [C5-x(i)] = 2; Dep = [C0]</text:p>
            <text:p text:style-name="P3">[DEBUG] propagating through: C1</text:p>
            <text:p text:style-name="P3">[DEBUG] [C1-OUT] = 1; Dep = [C1]</text:p>
            <text:p text:style-name="P3">[DEBUG] [C4-IN1] = 1; Dep = [C1]</text:p>
            <text:p text:style-name="P3">[DEBUG] [C5-y(i)] = 1; Dep = [C1]</text:p>
            <text:p text:style-name="P3">[DEBUG] propagating through: C2</text:p>
            <text:p text:style-name="P3">[DEBUG] [C2-OUT] = 3; Dep = [C2]</text:p>
            <text:p text:style-name="P3">[DEBUG] [C3-IN] = 3; Dep = [C2]</text:p>
            <text:p text:style-name="P3">[DEBUG] [C4-IN2] = 3; Dep = [C2]</text:p>
            <text:p text:style-name="P3">[DEBUG] [C5-z(i)] = 3; Dep = [C2]</text:p>
            <text:p text:style-name="P3">[DEBUG] propagating through: C18</text:p>
            <text:p text:style-name="P3">[DEBUG] [C18-IN] = 2; Dep = [C18]</text:p>
            <text:p text:style-name="P3">[DEBUG] [C5-m(o)] = 2; Dep = [C18]</text:p>
            <text:p text:style-name="P3">[DEBUG] propagating through: C0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>[DEBUG] [c7_else-y(i)] = 1; Dep = [C1, C0, C6]</text:p>
            <text:p text:style-name="P3">[DEBUG] [C10-y(i)] = 1; Dep = [C1, C0, C6]</text:p>
            <text:p text:style-name="P3">[DEBUG] [c7_else-z(i)] = 3; Dep = [C2, C1, C0, C6]</text:p>
            <text:p text:style-name="P3">[DEBUG] [C9-IN2] = 3; Dep = [C2, C1, C0, C6]</text:p>
            <text:p text:style-name="P3">[DEBUG] [C10-z(i)] = 3; Dep = [C2, C1, C0, C6]</text:p>
            <text:p text:style-name="P3">[DEBUG] [c7_else-m(o)] = 2; Dep = [C1, C0, C6, C18]</text:p>
            <text:p text:style-name="P3">[DEBUG] [C10-m(o)] = 2; Dep = [C1, C0, C6, C18]</text:p>
            <text:p text:style-name="P3">[DEBUG] propagating through: C9</text:p>
            <text:p text:style-name="P3">[DEBUG] [C9-RESULT] = 1; Dep = [C2, C1, C9, C0, C6]</text:p>
            <text:p text:style-name="P3">[DEBUG] [C10-COND] = 1; Dep = [C2, C1, C9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1, C0, C9, C6]</text:p>
            <text:p text:style-name="P3">[DEBUG] [c10_then-y(i)] = 1; Dep = [C2, C1, C0, C9, C6]</text:p>
            <text:p text:style-name="P3">[DEBUG] [C11-IN] = 1; Dep = [C2, C1, C0, C9, C6]</text:p>
            <text:p text:style-name="P3">[DEBUG] [c10_then-z(i)] = 3; Dep = [C2, C1, C0, C9, C6]</text:p>
            <text:p text:style-name="P3">[DEBUG] [c10_then-m(o)] = 2; Dep = [C2, C1, C0, C9, C6, C18]</text:p>
            <text:p text:style-name="P3">[DEBUG] [C11-OUT] = 2; Dep = [C2, C1, C0, C9, C6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[c5_else-x(i)] = 2; Dep = [C0]</text:p>
            <text:p text:style-name="P3">[DEBUG] [C12-IN1] = 2; Dep = [C0]</text:p>
            <text:p text:style-name="P3">[DEBUG] [C13-x(i)] = 2; Dep = [C0]</text:p>
            <text:p text:style-name="P3">[DEBUG] [c5_else-y(i)] = 1; Dep = [C1]</text:p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  <text:p text:style-name="P3">[DEBUG] condResult.hasValue() = true</text:p>
          </table:table-cell>
          <table:table-cell table:style-name="Table8.B1" office:value-type="string"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C5: conditional generated a conflict in both branches.</text:p>
            <text:p text:style-name="P3">[DEBUG] C5: does not propagate outside.</text:p>
            <text:p text:style-name="P3">[DEBUG] ===== (end) CONDITIONAL: C5</text:p>
            <text:p text:style-name="P3">[DEBUG] propagating through: C1</text:p>
            <text:p text:style-name="P3">[DEBUG] propagating through: C2</text:p>
            <text:p text:style-name="P3">[DEBUG] propagating through: C3</text:p>
            <text:p text:style-name="P3">[DEBUG] [C3-OUT] = 3; Dep = [C3, C2]</text:p>
            <text:p text:style-name="P3">[DEBUG] [C5-m(i)] = 3; Dep = [C3, C2]</text:p>
            <text:p text:style-name="P3">[DEBUG] propagating through: C18</text:p>
            <text:p text:style-name="P3">[DEBUG] propagating through: C3</text:p>
            <text:p text:style-name="P3">[DEBUG] propagating through: C5</text:p>
            <text:p text:style-name="P3">[DEBUG] ===== (st) CONDITIONAL: C5</text:p>
            <text:p text:style-name="P3">[DEBUG] condResult.hasValue() = false</text:p>
            <text:p text:style-name="P3">[DEBUG] [c5_then-x(i)] = 2; Dep = [C0]</text:p>
            <text:p text:style-name="P3">[DEBUG] [C6-IN1] = 2; Dep = [C0]</text:p>
            <text:p text:style-name="P3">[DEBUG] [C7-x(i)] = 2; Dep = [C0]</text:p>
            <text:p text:style-name="P3">[DEBUG] [c5_then-y(i)] = 1; Dep = [C1]</text:p>
            <text:p text:style-name="P3">[DEBUG] [C6-IN2] = 1; Dep = [C1]</text:p>
            <text:p text:style-name="P3">[DEBUG] [C7-y(i)] = 1; Dep = [C1]</text:p>
            <text:p text:style-name="P3">[DEBUG] [c5_then-z(i)] = 3; Dep = [C2]</text:p>
            <text:p text:style-name="P3">[DEBUG] [C7-z(i)] = 3; Dep = [C2]</text:p>
            <text:p text:style-name="P3">[DEBUG] [c5_then-m(i)] = 3; Dep = [C3, C2]</text:p>
            <text:p text:style-name="P3">[DEBUG] [C7-m(i)] = 3; Dep = [C3, C2]</text:p>
            <text:p text:style-name="P3">[DEBUG] [c5_then-m(o)] = 2; Dep = [C18]</text:p>
            <text:p text:style-name="P3">[DEBUG] [C7-m(o)] = 2; Dep = [C18]</text:p>
            <text:p text:style-name="P3">[DEBUG] propagating through: C6</text:p>
            <text:p text:style-name="P3">[DEBUG] [C6-RESULT] = 0; Dep = [C1, C0, C6]</text:p>
            <text:p text:style-name="P3">[DEBUG] [C7-COND] = 0; Dep = [C1, C0, C6]</text:p>
            <text:p text:style-name="P3">[DEBUG] propagating through: C7</text:p>
            <text:p text:style-name="P3">[DEBUG] ===== (st) CONDITIONAL: C7</text:p>
            <text:p text:style-name="P3">[DEBUG] condResult.hasValue() = true</text:p>
            <text:p text:style-name="P3">[DEBUG] condResult.getValue() = 0</text:p>
            <text:p text:style-name="P3">[DEBUG] [c7_else-x(i)] = 2; Dep = [C1, C0, C6]</text:p>
            <text:p text:style-name="P3">[DEBUG] [C9-IN1] = 2; Dep = [C1, C0, C6]</text:p>
            <text:p text:style-name="P3">[DEBUG] [C10-x(i)] = 2; Dep = [C1, C0, C6]</text:p>
            <text:p text:style-name="P3">[DEBUG] [c7_else-y(i)] = 1; Dep = [C1, C0, C6]</text:p>
            <text:p text:style-name="P3">[DEBUG] [C10-y(i)] = 1; Dep = [C1, C0, C6]</text:p>
            <text:p text:style-name="P3">[DEBUG] [c7_else-z(i)] = 3; Dep = [C2, C1, C0, C6]</text:p>
            <text:p text:style-name="P3">[DEBUG] [C9-IN2] = 3; Dep = [C2, C1, C0, C6]</text:p>
            <text:p text:style-name="P3">[DEBUG] [C10-z(i)] = 3; Dep = [C2, C1, C0, C6]</text:p>
            <text:p text:style-name="P3">[DEBUG] [c7_else-m(i)] = 3; Dep = [C3, C2, C1, C0, C6]</text:p>
            <text:p text:style-name="P3">[DEBUG] [C10-m(i)] = 3; Dep = [C3, C2, C1, C0, C6]</text:p>
            <text:p text:style-name="P3">[DEBUG] [c7_else-m(o)] = 2; Dep = [C1, C0, C6, C18]</text:p>
            <text:p text:style-name="P3">[DEBUG] [C10-m(o)] = 2; Dep = [C1, C0, C6, C18]</text:p>
            <text:p text:style-name="P3">[DEBUG] propagating through: C9</text:p>
            <text:p text:style-name="P3">[DEBUG] [C9-RESULT] = 1; Dep = [C2, C1, C9, C0, C6]</text:p>
            <text:p text:style-name="P3">[DEBUG] [C10-COND] = 1; Dep = [C2, C1, C9, C0, C6]</text:p>
            <text:p text:style-name="P3">[DEBUG] propagating through: C10</text:p>
            <text:p text:style-name="P3">[DEBUG] ===== (st) CONDITIONAL: C10</text:p>
            <text:p text:style-name="P3">[DEBUG] condResult.hasValue() = true</text:p>
            <text:p text:style-name="P3">[DEBUG] condResult.getValue() = 1</text:p>
            <text:p text:style-name="P3">[DEBUG] [c10_then-x(i)] = 2; Dep = [C2, C1, C0, C9, C6]</text:p>
            <text:p text:style-name="P3">[DEBUG] [c10_then-y(i)] = 1; Dep = [C2, C1, C0, C9, C6]</text:p>
            <text:p text:style-name="P3">[DEBUG] [C11-IN] = 1; Dep = [C2, C1, C0, C9, C6]</text:p>
            <text:p text:style-name="P3">[DEBUG] [c10_then-z(i)] = 3; Dep = [C2, C1, C0, C9, C6]</text:p>
            <text:p text:style-name="P3">[DEBUG] [c10_then-m(i)] = 3; Dep = [C3, C2, C1, C0, C9, C6]</text:p>
            <text:p text:style-name="P3">[DEBUG] [c10_then-m(o)] = 2; Dep = [C2, C1, C0, C9, C6, C18]</text:p>
            <text:p text:style-name="P3">[DEBUG] [C11-OUT] = 2; Dep = [C2, C1, C0, C9, C6, C18]</text:p>
            <text:p text:style-name="P3">[DEBUG] propagating through: C11</text:p>
            <text:p text:style-name="P3">[DEBUG] The value expected at port: C11-OUT (component: C11-OUT) <text:s/>is: 1, but its current value is: 2</text:p>
            <text:p text:style-name="P3">[DEBUG] [c5_else-x(i)] = 2; Dep = [C0][DEBUG] [C12-IN1] = 2; Dep = [C0]</text:p>
            <text:p text:style-name="P3">[DEBUG] [C13-x(i)] = 2; Dep = [C0]</text:p>
            <text:p text:style-name="P3">[DEBUG] [c5_else-y(i)] = 1; Dep = [C1]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 table:number-columns-repeated="2"/>
        <text:soft-page-break/>
        <table:table-row>
          <table:table-cell table:style-name="Table9.A1" office:value-type="string">
            <text:p text:style-name="P3">[DEBUG] [C12-IN2] = 1; Dep = [C1]</text:p>
            <text:p text:style-name="P3">[DEBUG] [C13-y(i)] = 1; Dep = [C1]</text:p>
            <text:p text:style-name="P3">[DEBUG] [c5_else-z(i)] = 3; Dep = [C2]</text:p>
            <text:p text:style-name="P3">[DEBUG] [C13-z(i)] = 3; Dep = [C2]</text:p>
            <text:p text:style-name="P3">[DEBUG] [c5_else-m(i)] = 3; Dep = [C3, C2]</text:p>
            <text:p text:style-name="P3">[DEBUG] [C13-m(i)] = 3; Dep = [C3, C2]</text:p>
            <text:p text:style-name="P3">[DEBUG] [c5_else-m(o)] = 2; Dep = [C18]</text:p>
            <text:p text:style-name="P3">[DEBUG] [C13-m(o)] = 2; Dep = [C18]</text:p>
            <text:p text:style-name="P3">[DEBUG] propagating through: C12</text:p>
            <text:p text:style-name="P3">[DEBUG] [C12-RESULT] = 1; Dep = [C1, C0, C12]</text:p>
            <text:p text:style-name="P3">[DEBUG] [C13-COND] = 1; Dep = [C1, C0, C12]</text:p>
            <text:p text:style-name="P3">[DEBUG] propagating through: C13</text:p>
            <text:p text:style-name="P3">[DEBUG] ===== (st) CONDITIONAL: C13</text:p>
            <text:p text:style-name="P3">[DEBUG] condResult.hasValue() = true</text:p>
            <text:p text:style-name="P3">[DEBUG] condResult.getValue() = 1</text:p>
            <text:p text:style-name="P3">[DEBUG] [c13_then-x(i)] = 2; Dep = [C1, C0, C12]</text:p>
            <text:p text:style-name="P3">[DEBUG] [c13_then-y(i)] = 1; Dep = [C1, C0, C12]</text:p>
            <text:p text:style-name="P3">[DEBUG] [C14-IN] = 1; Dep = [C1, C0, C12]</text:p>
            <text:p text:style-name="P3">[DEBUG] [c13_then-z(i)] = 3; Dep = [C2, C1, C0, C12]</text:p>
            <text:p text:style-name="P3">[DEBUG] [c13_then-m(i)] = 3; Dep = [C3, C2, C1, C0, C12]</text:p>
            <text:p text:style-name="P3">[DEBUG] [c13_then-m(o)] = 2; Dep = [C1, C0, C12, C18]</text:p>
            <text:p text:style-name="P3">[DEBUG] [C14-OUT] = 2; Dep = [C1, C0, C12, C18]</text:p>
            <text:p text:style-name="P3">[DEBUG] propagating through: C14</text:p>
            <text:p text:style-name="P3">[DEBUG] The value expected at port: C14-OUT (component: C14-OUT) <text:s/>is: 1, but its current value is: 2</text:p>
            <text:p text:style-name="P3">[DEBUG] C5: conditional generated a conflict in both branches.</text:p>
            <text:p text:style-name="P3">[DEBUG] C5: does not propagate outside.</text:p>
            <text:p text:style-name="P3">[DEBUG] ===== (end) CONDITIONAL: C5</text:p>
            <text:p text:style-name="P3">[INFO] </text:p>
            <text:p text:style-name="P860"/>
            <text:p text:style-name="P3"># Inferences<text:tab/><text:tab/>:237</text:p>
            <text:p text:style-name="P3"># Calls to the CSP<text:tab/>:98</text:p>
            <text:p text:style-name="P3"># Conflict Sets<text:tab/><text:tab/>:1</text:p>
            <text:p text:style-name="P860"/>
            <text:p text:style-name="P3">[INFO] Result: {[C2] [C1] [C9] [C0] [C6] [C11] [C18] [C4] }</text:p>
            <text:p text:style-name="P3">[INFO] Faulty lines: {[9] [7] [15] [5] [12] [16] [28] [11] }</text:p>
            <text:p text:style-name="P1"/>
          </table:table-cell>
          <table:table-cell table:style-name="Table9.B1" office:value-type="string">
            <text:p text:style-name="P863"/>
          </table:table-cell>
        </table:table-row>
      </table:table>
      <text:p text:style-name="P8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1-21T17:12:55</meta:creation-date>
    <dc:date>2009-01-21T17:27:32</dc:date>
    <meta:editing-cycles>1</meta:editing-cycles>
    <meta:editing-duration>PT14M46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9" meta:paragraph-count="1276" meta:word-count="8378" meta:character-count="49083"/>
  </office:meta>
</office:document-meta>
</file>